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2"/>
    <style:style style:name="ce3" style:family="table-cell" style:parent-style-name="Default" style:data-style-name="N2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953.23pt" svg:height="563.39pt" svg:x="203.41pt" svg:y="26.93pt">
            <loext:p draw:notify-on-update-of-ranges="Sheet1.A1:Sheet1.A64 Sheet1.B1:Sheet1.B6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52088" calcext:value-type="float">
            <text:p>4.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46266" calcext:value-type="float">
            <text:p>4.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62336" calcext:value-type="float">
            <text:p>4.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49169" calcext:value-type="float">
            <text:p>4.49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office:value-type="float" office:value="9.96702" calcext:value-type="float">
            <text:p>9.9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.0095" calcext:value-type="float">
            <text:p>10.0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.6009" calcext:value-type="float">
            <text:p>10.6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.0642" calcext:value-type="float">
            <text:p>10.06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3" office:value-type="float" office:value="28.2777" calcext:value-type="float">
            <text:p>28.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.2906" calcext:value-type="float">
            <text:p>30.2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9.7779" calcext:value-type="float">
            <text:p>29.7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1.0658" calcext:value-type="float">
            <text:p>31.0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.1451" calcext:value-type="float">
            <text:p>30.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.1593" calcext:value-type="float">
            <text:p>30.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3.0123" calcext:value-type="float">
            <text:p>33.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.5755" calcext:value-type="float">
            <text:p>30.5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.8453" calcext:value-type="float">
            <text:p>30.85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0.0036" calcext:value-type="float">
            <text:p>30.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9.7522" calcext:value-type="float">
            <text:p>29.7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.0099" calcext:value-type="float">
            <text:p>30.0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.3297" calcext:value-type="float">
            <text:p>30.3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0.5181" calcext:value-type="float">
            <text:p>30.5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1.161" calcext:value-type="float">
            <text:p>31.1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0.5317" calcext:value-type="float">
            <text:p>30.5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6.0035" calcext:value-type="float">
            <text:p>36.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0.2364" calcext:value-type="float">
            <text:p>30.2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9.9113" calcext:value-type="float">
            <text:p>29.9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0.6495" calcext:value-type="float">
            <text:p>30.6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.8313" calcext:value-type="float">
            <text:p>29.8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2.9806" calcext:value-type="float">
            <text:p>32.9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0.2378" calcext:value-type="float">
            <text:p>30.2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1.9633" calcext:value-type="float">
            <text:p>31.9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.7421" calcext:value-type="float">
            <text:p>30.7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.7242" calcext:value-type="float">
            <text:p>39.7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5.6509" calcext:value-type="float">
            <text:p>35.6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0.0386" calcext:value-type="float">
            <text:p>40.0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7.7182" calcext:value-type="float">
            <text:p>37.7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4.5328" calcext:value-type="float">
            <text:p>34.5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0.8614" calcext:value-type="float">
            <text:p>40.8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5.5794" calcext:value-type="float">
            <text:p>45.5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2.9489" calcext:value-type="float">
            <text:p>42.9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1.8383" calcext:value-type="float">
            <text:p>41.8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7.6511" calcext:value-type="float">
            <text:p>37.6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8.384" calcext:value-type="float">
            <text:p>48.3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5.016" calcext:value-type="float">
            <text:p>45.0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3.33" calcext:value-type="float">
            <text:p>43.3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7.0679" calcext:value-type="float">
            <text:p>47.0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7.7356" calcext:value-type="float">
            <text:p>47.7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6.5737" calcext:value-type="float">
            <text:p>46.5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2.7278" calcext:value-type="float">
            <text:p>42.7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2.3872" calcext:value-type="float">
            <text:p>52.3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4.2526" calcext:value-type="float">
            <text:p>44.2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0.4105" calcext:value-type="float">
            <text:p>50.4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8.6468" calcext:value-type="float">
            <text:p>48.6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8.9033" calcext:value-type="float">
            <text:p>48.9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3.2772" calcext:value-type="float">
            <text:p>53.2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9.1146" calcext:value-type="float">
            <text:p>49.1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8.6907" calcext:value-type="float">
            <text:p>48.6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3.6903" calcext:value-type="float">
            <text:p>53.6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3.8952" calcext:value-type="float">
            <text:p>53.9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5.0499" calcext:value-type="float">
            <text:p>55.0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5.6369" calcext:value-type="float">
            <text:p>55.6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7.298" calcext:value-type="float">
            <text:p>57.3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7.6849" calcext:value-type="float">
            <text:p>57.68</text:p>
          </table:table-cell>
        </table:table-row>
        <table:table-row table:style-name="ro1" table:number-rows-repeated="1048511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8">00/00/0000</text:date>, <text:time style:data-style-name="N2" text:time-value="13:09:09.8926058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1T10:59:34.378416714</meta:creation-date>
    <dc:date>2016-09-28T13:48:30.148653887</dc:date>
    <meta:editing-duration>PT9M44S</meta:editing-duration>
    <meta:editing-cycles>2</meta:editing-cycles>
    <meta:generator>LibreOffice/5.1.5.2$Linux_X86_64 LibreOffice_project/10m0$Build-2</meta:generator>
    <meta:document-statistic meta:table-count="1" meta:cell-count="12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3.629cm" svg:height="19.876cm" xlink:href=".." xlink:type="simple" chart:class="chart:scatter" chart:style-name="ch1">
        <chart:plot-area chart:style-name="ch2" table:cell-range-address="Sheet1.A1:Sheet1.B64" svg:x="0.672cm" svg:y="0.397cm" svg:width="32.285cm" svg:height="19.082cm">
          <chartooo:coordinate-region svg:x="1.77cm" svg:y="0.596cm" svg:width="31cm" svg:height="18.23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64" chart:class="chart:scatter">
            <chart:domain table:cell-range-address="Sheet1.A1:Sheet1.A64"/>
            <chart:data-point chart:repeated="6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:Sheet1.A64</svg:desc>
                </draw:g>
              </table:table-cell>
              <table:table-cell office:value-type="float" office:value="4.52088">
                <text:p>4.52088</text:p>
                <draw:g>
                  <svg:desc>Sheet1.B1:Sheet1.B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.46266">
                <text:p>4.462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.62336">
                <text:p>4.623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.49169">
                <text:p>4.491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9.96702">
                <text:p>9.967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0.0095">
                <text:p>10.00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0.6009">
                <text:p>10.60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.0642">
                <text:p>10.06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8.2777">
                <text:p>28.27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0.2906">
                <text:p>30.29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9.7779">
                <text:p>29.77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1.0658">
                <text:p>31.06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30.1451">
                <text:p>30.14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30.1593">
                <text:p>30.15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33.0123">
                <text:p>33.01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0.5755">
                <text:p>30.57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30.8453">
                <text:p>30.84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30.0036">
                <text:p>30.00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9.7522">
                <text:p>29.75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30.0099">
                <text:p>30.00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30.3297">
                <text:p>30.32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30.5181">
                <text:p>30.51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31.161">
                <text:p>31.1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30.5317">
                <text:p>30.53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36.0035">
                <text:p>36.00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30.2364">
                <text:p>30.23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9.9113">
                <text:p>29.91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30.6495">
                <text:p>30.64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9.8313">
                <text:p>29.83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2.9806">
                <text:p>32.98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0.2378">
                <text:p>30.23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1.9633">
                <text:p>31.96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0.7421">
                <text:p>30.74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9.7242">
                <text:p>39.72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.6509">
                <text:p>35.65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40.0386">
                <text:p>40.03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.7182">
                <text:p>37.718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34.5328">
                <text:p>34.53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0.8614">
                <text:p>40.86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5.5794">
                <text:p>45.57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42.9489">
                <text:p>42.94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1.8383">
                <text:p>41.838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37.6511">
                <text:p>37.65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8.384">
                <text:p>48.3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5.016">
                <text:p>45.0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43.33">
                <text:p>43.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47.0679">
                <text:p>47.067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7.7356">
                <text:p>47.73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46.5737">
                <text:p>46.573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42.7278">
                <text:p>42.727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2.3872">
                <text:p>52.38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44.2526">
                <text:p>44.25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0.4105">
                <text:p>50.41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48.6468">
                <text:p>48.64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48.9033">
                <text:p>48.90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53.2772">
                <text:p>53.277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49.1146">
                <text:p>49.114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48.6907">
                <text:p>48.69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53.6903">
                <text:p>53.690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53.8952">
                <text:p>53.895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55.0499">
                <text:p>55.04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55.6369">
                <text:p>55.636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57.298">
                <text:p>57.29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57.6849">
                <text:p>57.68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